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9e5f" officeooo:paragraph-rsid="00179e5f"/>
    </style:style>
    <style:style style:name="P2" style:family="paragraph" style:parent-style-name="Standard">
      <style:text-properties officeooo:rsid="001b8998" officeooo:paragraph-rsid="001c17cd"/>
    </style:style>
    <style:style style:name="P3" style:family="paragraph" style:parent-style-name="Standard">
      <style:text-properties officeooo:rsid="001c17cd" officeooo:paragraph-rsid="001c17cd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in K8 Info</text:p>
      <text:p text:style-name="P1"/>
      <text:p text:style-name="P1"/>
      <text:p text:style-name="P1"><text:span text:style-name="T2">POD-Name</text:span> = DeplymentName-ReplicaSetName-POD-ID</text:p>
      <text:p text:style-name="P1"/>
      <text:p text:style-name="P1"/>
      <text:p text:style-name="P1"><text:span text:style-name="T2">internal service</text:span> = used by various kubernetes components to communicate with k8 cluster.. components like DNS controller etc</text:p>
      <text:p text:style-name="P1"/>
      <text:p text:style-name="P1"/>
      <text:p text:style-name="P1"><text:span text:style-name="T2">K8 scheduler</text:span> decides where to place the PODs</text:p>
      <text:p text:style-name="P1"/>
      <text:p text:style-name="P1"/>
      <text:p text:style-name="P2">Name Space = Virtual Isolated environment , Like </text:p>
      <text:p text:style-name="P2"/>
      <text:p text:style-name="P2">Default =&gt; all work goes here by default</text:p>
      <text:p text:style-name="P3">Kube-Public =&gt; IP address of the cluster, DNS information etc</text:p>
      <text:p text:style-name="P3">Kube-System = &gt; runs internal components inside this name space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1T20:32:51.393000000</meta:creation-date>
    <dc:date>2022-08-11T20:41:03.762000000</dc:date>
    <meta:editing-duration>PT8M10S</meta:editing-duration>
    <meta:editing-cycles>4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8" meta:word-count="68" meta:character-count="439" meta:non-whitespace-character-count="378"/>
  </office:meta>
</office:document-meta>
</file>